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dule <text:s/>LED4set</text:p>
      <text:p text:style-name="Standard"/>
      <text:p text:style-name="Standard">//input</text:p>
      <text:p text:style-name="Standard"><text:tab/>input CK,</text:p>
      <text:p text:style-name="Standard"><text:tab/>input [7:0] LED3,LED2,LED1,LED0,</text:p>
      <text:p text:style-name="Standard"/>
      <text:p text:style-name="Standard">//output</text:p>
      <text:p text:style-name="Standard"><text:tab/>output reg [7:0] LED,</text:p>
      <text:p text:style-name="Standard"><text:tab/>output reg [3:0] selecters</text:p>
      <text:p text:style-name="Standard"/>
      <text:p text:style-name="Standard">///////////////////////////////////////////////////////////////</text:p>
      <text:p text:style-name="Standard"/>
      <text:p text:style-name="Standard">// 機能</text:p>
      <text:p text:style-name="Standard"><text:tab/>四つの組になった7segLEDへの独立した表示を可能にする。</text:p>
      <text:p text:style-name="Standard"><text:tab/>四つの表示パターンを入力し、集約した7segLEDパターンとセレクタ出力を提供する。</text:p>
      <text:p text:style-name="Standard"/>
      <text:p text:style-name="Standard">///////////////////////////////////////////////////////////////</text:p>
      <text:p text:style-name="Standard"/>
      <text:p text:style-name="Standard">//input詳細</text:p>
      <text:p text:style-name="Standard"><text:tab/>CK<text:tab/><text:tab/>中周波クロック（ 約5MHz以下）</text:p>
      <text:p text:style-name="Standard"><text:tab/>LED3 ~ 0<text:tab/>7segLEDの表示パターンを示す8bit信号 x 4桁</text:p>
      <text:p text:style-name="Standard"/>
      <text:p text:style-name="Standard">//output詳細</text:p>
      <text:p text:style-name="Standard"><text:tab/>LED<text:tab/><text:tab/>出力ピンに接続する7segLEDパターン</text:p>
      <text:p text:style-name="Standard"><text:tab/>selecters<text:tab/>セレクタ出力ピンに接続するコード</text:p>
      <text:p text:style-name="Standard"><text:tab/><text:tab/><text:tab/>左から　[3],[2],[1],[0]</text:p>
      <text:p text:style-name="Standard"/>
      <text:p text:style-name="Standard">//////////////////////////////////////////////////////////////////</text:p>
      <text:p text:style-name="Standard"/>
      <text:p text:style-name="Standard">作成者：　yuki tani</text:p>
      <text:p text:style-name="Standard">更新　：　2017/4/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kaoPMincho" fo:font-size="12pt" fo:language="en" fo:country="US" style:letter-kerning="true" style:font-name-asian="TakaoPGothic1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kaoPGothic" fo:font-size="14pt" style:font-name-asian="TakaoPGothic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I YUKI</meta:initial-creator>
    <meta:creation-date>2017-04-21T10:14:35</meta:creation-date>
    <dc:date>2017-04-21T10:32:44</dc:date>
    <dc:creator>TANI YUKI</dc:creator>
    <meta:editing-duration>PT2S</meta:editing-duration>
    <meta:editing-cycles>1</meta:editing-cycles>
    <meta:generator>LibreOffice/3.5$Linux_X86_64 LibreOffice_project/350m1$Build-2</meta:generator>
    <meta:document-statistic meta:table-count="0" meta:image-count="0" meta:object-count="0" meta:page-count="1" meta:paragraph-count="22" meta:word-count="100" meta:character-count="575" meta:non-whitespace-character-count="539"/>
  </office:meta>
</office:document-meta>
</file>